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pitch="variable"/>
    <style:font-face style:name="FreeSans1" svg:font-family="FreeSans" style:font-pitch="variable"/>
    <style:font-face style:name="Kaushan Script" svg:font-family="'Kaushan Script'" style:font-pitch="variable"/>
    <style:font-face style:name="Liberation Sans1" svg:font-family="'Liberation Sans'" style:font-pitch="variable"/>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draw:opacity-name="Transparency_20_1" draw:textarea-horizontal-align="justify" draw:textarea-vertical-align="middle" draw:auto-grow-height="false"/>
    </style:style>
    <style:style style:name="gr2" style:family="graphic" style:parent-style-name="standard">
      <style:graphic-properties draw:stroke="none" draw:fill="solid" draw:fill-color="#00cc00" draw:opacity-name="Transparency_20_1" draw:textarea-horizontal-align="justify" draw:textarea-vertical-align="middle" draw:auto-grow-height="false"/>
    </style:style>
    <style:style style:name="gr3" style:family="graphic" style:parent-style-name="standard">
      <style:graphic-properties draw:stroke="none" draw:fill="solid" draw:fill-color="#0000ff" draw:opacity-name="Transparency_20_1" draw:textarea-horizontal-align="justify" draw:textarea-vertical-align="middle" draw:auto-grow-height="false"/>
    </style:style>
    <style:style style:name="gr4" style:family="graphic" style:parent-style-name="standard">
      <style:graphic-properties draw:stroke="none" draw:fill="solid" draw:fill-color="#ffffff" draw:opacity-name="Transparency_20_1" draw:textarea-horizontal-align="justify" draw:textarea-vertical-align="middle" draw:auto-grow-height="false"/>
    </style:style>
    <style:style style:name="gr5" style:family="graphic" style:parent-style-name="standard">
      <style:graphic-properties draw:stroke="none" svg:stroke-color="#000000" draw:fill="solid" draw:fill-color="#006600" draw:textarea-horizontal-align="center" draw:textarea-vertical-align="middle" fo:min-height="1.778cm" draw:shadow="hidden"/>
    </style:style>
    <style:style style:name="gr6" style:family="graphic" style:parent-style-name="standard">
      <style:graphic-properties draw:stroke="none" svg:stroke-color="#000000" draw:fill="solid" draw:fill-color="#990000" draw:textarea-horizontal-align="center" draw:textarea-vertical-align="middle" fo:min-height="1.778cm" draw:shadow="hidden"/>
    </style:style>
    <style:style style:name="gr7" style:family="graphic" style:parent-style-name="standard">
      <style:graphic-properties draw:stroke="none" svg:stroke-color="#ffffff" draw:fill="solid" draw:fill-color="#000099" draw:textarea-horizontal-align="center" draw:textarea-vertical-align="middle" fo:min-height="1.778cm" draw:shadow="hidden"/>
    </style:style>
    <style:style style:name="gr8" style:family="graphic" style:parent-style-name="standard" style:list-style-name="L1">
      <style:graphic-properties draw:stroke="none" svg:stroke-width="0.026cm" svg:stroke-color="#800000" draw:marker-start="" draw:marker-start-width="0.3cm" draw:marker-start-center="false" draw:marker-end="" draw:marker-end-width="0.3cm" draw:marker-end-center="false" draw:stroke-linejoin="miter" draw:fill="gradient" draw:fill-color="#000000" draw:secondary-fill-color="#330000" draw:fill-gradient-name="Gradient_20_20" draw:textarea-horizontal-align="center" draw:textarea-vertical-align="middle" draw:auto-grow-height="false" draw:fit-to-size="false" fo:min-height="0cm" fo:min-width="0cm" fo:padding-top="0.131cm" fo:padding-bottom="0.131cm" fo:padding-left="0.25cm" fo:padding-right="0.25cm" fo:wrap-option="wrap" draw:shadow="hidden" draw:shadow-offset-x="-3.998cm" draw:shadow-offset-y="0cm" draw:shadow-color="#ff8080" draw:shadow-opacity="40%"/>
    </style:style>
    <style:style style:name="gr9" style:family="graphic" style:parent-style-name="standard" style:list-style-name="L1">
      <style:graphic-properties draw:stroke="none" svg:stroke-width="0.026cm" svg:stroke-color="#800000" draw:marker-start="" draw:marker-start-width="0.3cm" draw:marker-start-center="false" draw:marker-end="" draw:marker-end-width="0.3cm" draw:marker-end-center="false" draw:stroke-linejoin="miter" draw:fill="gradient" draw:fill-color="#000000" draw:secondary-fill-color="#000066" draw:fill-gradient-name="Gradient_20_24" draw:textarea-horizontal-align="center" draw:textarea-vertical-align="middle" draw:auto-grow-height="false" draw:fit-to-size="false" fo:min-height="0cm" fo:min-width="0cm" fo:padding-top="0.131cm" fo:padding-bottom="0.131cm" fo:padding-left="0.25cm" fo:padding-right="0.25cm" fo:wrap-option="wrap" draw:shadow="hidden" draw:shadow-offset-x="-3.998cm" draw:shadow-offset-y="0cm" draw:shadow-color="#ff8080" draw:shadow-opacity="40%"/>
    </style:style>
    <style:style style:name="gr10" style:family="graphic" style:parent-style-name="standard" style:list-style-name="L1">
      <style:graphic-properties draw:stroke="none" svg:stroke-width="0.026cm" svg:stroke-color="#800000" draw:marker-start="" draw:marker-start-width="0.3cm" draw:marker-start-center="false" draw:marker-end="" draw:marker-end-width="0.3cm" draw:marker-end-center="false" draw:stroke-linejoin="miter" draw:fill="gradient" draw:fill-color="#000000" draw:secondary-fill-color="#003300" draw:fill-gradient-name="Gradient_20_25" draw:textarea-horizontal-align="center" draw:textarea-vertical-align="middle" draw:auto-grow-height="false" draw:fit-to-size="false" fo:min-height="0cm" fo:min-width="0cm" fo:padding-top="0.131cm" fo:padding-bottom="0.131cm" fo:padding-left="0.25cm" fo:padding-right="0.25cm" fo:wrap-option="wrap" draw:shadow="hidden" draw:shadow-offset-x="-3.998cm" draw:shadow-offset-y="0cm" draw:shadow-color="#ff8080" draw:shadow-opacity="40%"/>
    </style:style>
    <style:style style:name="P1" style:family="paragraph">
      <style:paragraph-properties fo:text-align="center"/>
    </style:style>
    <style:style style:name="P2" style:family="paragraph">
      <style:paragraph-properties fo:text-align="center"/>
      <style:text-properties style:font-name="Kaushan Script" fo:font-size="66pt" style:font-size-asian="66pt" style:font-size-complex="66pt"/>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Kaushan Script"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T1" style:family="text">
      <style:text-properties fo:color="#000000" style:text-outline="false" style:text-line-through-style="none" style:text-line-through-type="none" style:text-position="0% 100%" style:font-name="Kaushan Script"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7cm" svg:height="7cm" svg:x="11.059cm" svg:y="7.148cm">
            <text:p/>
            <draw:enhanced-geometry svg:viewBox="0 0 21600 21600" draw:mirror-horizontal="false" draw:mirror-vertical="false" draw:extrusion="false" draw:extrusion-rotation-angle="5 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7cm" svg:height="7cm" svg:x="13.018cm" svg:y="1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7cm" svg:height="7cm" svg:x="9.244cm" svg:y="10.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4cm" svg:height="4cm" svg:x="12.625cm" svg:y="10.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5" draw:text-style-name="P2" draw:layer="layout" svg:width="0.986cm" svg:height="1.924cm" svg:x="16.362cm" svg:y="13.063cm" svg:viewBox="0 0 987 1925" draw:points="929,1608 836,1611 796,1614 757,1619 719,1625 680,1633 594,1654 502,1677 464,1685 430,1692 399,1696 367,1699 335,1701 300,1702 302,1682 307,1658 325,1597 386,1429 573,953 764,474 836,309 864,251 885,212 853,168 821,130 788,97 770,83 753,69 735,57 716,46 697,36 677,27 657,18 636,11 591,0 541,226 493,413 438,599 366,819 243,1156 140,1409 0,1720 23,1757 48,1792 74,1823 100,1851 127,1876 154,1897 167,1905 181,1913 194,1920 207,1925 407,1896 563,1877 690,1867 803,1865 893,1865 935,1867 975,1872 980,1854 982,1846 984,1837 985,1828 986,1818 987,1808 987,1798 986,1776 984,1753 979,1730 973,1706 965,1682 955,1658 943,1633">
              <text:p/>
            </draw:polygon>
          </draw:g>
          <draw:polygon draw:style-name="gr6" draw:text-style-name="P2" draw:layer="layout" svg:width="1.549cm" svg:height="1.917cm" svg:x="13.877cm" svg:y="9.203cm" svg:viewBox="0 0 1550 1918" draw:points="994,28 976,21 958,15 941,10 924,6 907,3 890,1 872,0 854,0 812,2 769,9 727,20 686,36 605,79 527,135 453,205 383,286 316,377 255,476 199,582 149,693 106,807 69,924 40,1041 18,1157 5,1271 0,1380 2,1444 7,1504 16,1560 29,1613 45,1661 64,1705 87,1745 113,1781 143,1813 176,1841 212,1864 251,1883 294,1898 340,1909 388,1916 440,1918 477,1917 514,1914 551,1908 590,1901 667,1879 744,1850 821,1813 897,1769 971,1718 1043,1660 1096,1611 1148,1558 1197,1502 1244,1443 1330,1316 1405,1178 1437,1106 1466,1032 1491,956 1512,879 1528,800 1540,721 1548,640 1550,559 1549,511 1545,469 1539,430 1531,396 1521,366 1510,339 1497,316 1483,295 1468,277 1452,262 1436,248 1420,237 1404,226 1388,218 1357,203 1368,273 1371,302 1374,338 1376,433 1370,577 1351,723 1322,868 1281,1010 1231,1147 1171,1275 1102,1392 1064,1446 1024,1497 965,1562 902,1621 837,1672 771,1716 704,1751 671,1766 639,1778 607,1787 576,1794 546,1798 517,1799 489,1798 462,1794 438,1787 415,1777 394,1765 374,1750 356,1732 340,1711 326,1687 314,1661 303,1631 295,1599 288,1564 283,1526 279,1441 284,1336 298,1229 320,1122 350,1016 388,913 432,812 482,716 538,625 599,540 664,464 734,396 806,337 881,290 958,255 997,243 1036,233 1075,228 1115,226 1149,227 1186,230 1226,235 1266,242 1265,237 1264,232 1258,221 1249,208 1237,195 1208,166 1171,135 1130,104 1085,75 1039,49">
            <text:p/>
          </draw:polygon>
          <draw:polygon draw:style-name="gr7" draw:text-style-name="P2" draw:layer="layout" svg:width="1.377cm" svg:height="1.896cm" svg:x="11.712cm" svg:y="13.082cm" svg:viewBox="0 0 1378 1897" draw:points="0,1265 2,1340 10,1411 21,1476 38,1538 59,1594 85,1646 115,1693 150,1736 189,1773 233,1806 281,1834 334,1856 391,1874 452,1887 517,1895 587,1897 617,1882 648,1863 713,1819 782,1764 854,1701 926,1630 998,1552 1068,1469 1136,1383 1136,1380 1135,1377 1133,1371 1130,1365 1126,1358 1122,1352 1118,1345 1113,1339 1108,1334 1019,1414 934,1486 851,1551 773,1606 701,1653 633,1690 573,1717 545,1727 519,1734 497,1728 477,1719 457,1707 438,1693 421,1676 405,1656 390,1634 377,1610 365,1583 354,1554 345,1523 337,1489 331,1453 327,1415 324,1334 329,1213 344,1092 369,973 404,853 450,735 505,617 571,499 647,382 696,317 749,258 805,206 862,162 891,144 920,127 949,113 977,101 1005,92 1033,85 1061,81 1087,79 1102,80 1116,81 1129,83 1142,86 1153,90 1163,94 1173,100 1182,106 1189,113 1196,121 1202,129 1207,138 1210,148 1213,158 1215,170 1215,182 1214,197 1212,213 1208,230 1203,246 1196,264 1188,281 1179,299 1168,316 1142,352 1112,387 1077,422 1038,456 1042,471 1046,486 1052,500 1058,514 1066,527 1074,540 1084,552 1094,563 1105,573 1117,582 1129,591 1142,598 1156,605 1170,610 1184,614 1199,617 1218,600 1237,581 1254,561 1271,540 1302,496 1328,449 1349,400 1358,376 1365,351 1371,327 1375,303 1377,279 1378,256 1377,227 1372,199 1365,173 1355,148 1342,125 1326,104 1308,85 1288,68 1265,52 1239,39 1211,27 1181,17 1148,10 1114,4 1077,1 1038,0 936,7 837,27 739,61 645,105 555,161 469,227 389,303 314,386 246,478 184,576 131,681 85,791 49,905 22,1022 6,1143">
            <text:p/>
          </draw:polygon>
        </draw:g>
        <draw:g>
          <draw:custom-shape draw:style-name="gr8" draw:text-style-name="P4" draw:layer="layout" svg:width="5cm" svg:height="5cm" svg:x="12.167cm" svg:y="7.647cm">
            <text:p text:style-name="P3"><text:span text:style-name="T1">Featherweight </text:span></text:p>
            <draw:enhanced-geometry svg:viewBox="0 0 21600 21600" draw:mirror-horizontal="false" draw:mirror-vertical="false" draw:extrusion="true" draw:extrusion-rotation-angle="5 0"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fals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custom-shape draw:style-name="gr9" draw:text-style-name="P4" draw:layer="layout" svg:width="5cm" svg:height="5cm" svg:x="9.861cm" svg:y="11.716cm">
            <text:p text:style-name="P3"><text:span text:style-name="T1">Featherweight </text:span></text:p>
            <draw:enhanced-geometry svg:viewBox="0 0 21600 21600" draw:mirror-horizontal="false" draw:mirror-vertical="false" draw:extrusion="true" draw:extrusion-rotation-angle="-5 5"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fals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custom-shape draw:style-name="gr10" draw:text-style-name="P4" draw:layer="layout" svg:width="5cm" svg:height="5cm" svg:x="14.455cm" svg:y="11.685cm">
            <text:p text:style-name="P3"><text:span text:style-name="T1">Featherweight </text:span></text:p>
            <draw:enhanced-geometry svg:viewBox="0 0 21600 21600" draw:mirror-horizontal="false" draw:mirror-vertical="false" draw:extrusion="true" draw:extrusion-rotation-angle="-5 -5" dr3d:projection="perspective" draw:extrusion-first-light-direction="(0 50000 10000)" draw:extrusion-second-light-direction="(0 -50000 10000)" dr3d:shade-mode="flat" draw:extrusion-metal="false" draw:extrusion-specularity="0%" draw:extrusion-diffusion="0%" draw:extrusion-viewpoint="(0cm 0cm 25cm)" draw:extrusion-origin="0 0" draw:extrusion-skew="0 0" draw:extrusion-depth="1cm 0" draw:extrusion-color="true" draw:text-areas="0 0 21600 21600" draw:text-path="true" draw:text-path-mode="shape" draw:text-path-scale="path" draw:text-path-same-letter-heights="false" draw:type="fontwork-circle-pour" draw:modifiers="-179 5400"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pitch="variable"/>
    <style:font-face style:name="FreeSans1" svg:font-family="FreeSans" style:font-pitch="variable"/>
    <style:font-face style:name="Kaushan Script" svg:font-family="'Kaushan Script'" style:font-pitch="variable"/>
    <style:font-face style:name="Liberation Sans1" svg:font-family="'Liberation Sans'" style:font-pitch="variable"/>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0" draw:display-name="Gradient 20" draw:style="radial" draw:cx="50%" draw:cy="0%" draw:start-color="#ff0000" draw:end-color="#ffffff" draw:start-intensity="100%" draw:end-intensity="100%" draw:border="0%"/>
    <draw:gradient draw:name="Gradient_20_24" draw:display-name="Gradient 24" draw:style="radial" draw:cx="0%" draw:cy="100%" draw:start-color="#0000ff" draw:end-color="#ffffff" draw:start-intensity="100%" draw:end-intensity="100%" draw:border="0%"/>
    <draw:gradient draw:name="Gradient_20_25" draw:display-name="Gradient 25" draw:style="radial" draw:cx="100%" draw:cy="100%" draw:start-color="#00cc00" draw:end-color="#ffffff" draw:start-intensity="100%" draw:end-intensity="100%" draw:border="0%"/>
    <draw:opacity draw:name="Transparency_20_1" draw:display-name="Transparency 1" draw:style="radial" draw:cx="50%" draw:cy="50%" draw:start="0%" draw:end="100%" draw:border="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11T19:07:26.641893871</meta:creation-date>
    <meta:editing-cycles>1</meta:editing-cycles>
    <meta:editing-duration>P0D</meta:editing-duration>
    <meta:generator>LibreOffice/4.2.8.2$Linux_X86_64 LibreOffice_project/420m0$Build-2</meta:generator>
    <meta:document-statistic meta:object-count="14"/>
  </office:meta>
</office:document-meta>
</file>